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OpenSymbol" svg:font-family="OpenSymbol"/>
    <style:font-face style:name="Tahoma2" svg:font-family="Tahoma"/>
    <style:font-face style:name="Times New Roman4" svg:font-family="'Times New Roman'"/>
    <style:font-face style:name="Courier New" svg:font-family="'Courier New'" style:font-family-generic="modern"/>
    <style:font-face style:name="Arial2" svg:font-family="Arial" style:font-family-generic="roman"/>
    <style:font-face style:name="Times New Roman5" svg:font-family="'Times New Roman'" style:font-family-generic="roman"/>
    <style:font-face style:name="Times-Roman" svg:font-family="Times-Roman, 'MS Mincho'" style:font-family-generic="roman"/>
    <style:font-face style:name="Arial4" svg:font-family="Arial" style:font-family-generic="swiss"/>
    <style:font-face style:name="Arial3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language="ru" fo:country="RU" fo:font-style="normal" style:font-style-asian="normal" style:font-style-complex="normal"/>
    </style:style>
    <style:style style:name="P7" style:family="paragraph" style:parent-style-name="Standard">
      <style:text-properties fo:language="ru" fo:country="RU" fo:background-color="transparent"/>
    </style:style>
    <style:style style:name="P8" style:family="paragraph" style:parent-style-name="Standard">
      <style:paragraph-properties fo:text-align="justify" style:justify-single-word="false"/>
      <style:text-properties fo:language="ru" fo:country="RU" fo:background-color="transparent"/>
    </style:style>
    <style:style style:name="P9" style:family="paragraph" style:parent-style-name="Standard">
      <style:text-properties fo:language="ru" fo:country="RU" fo:background-color="#ff0000"/>
    </style:style>
    <style:style style:name="P10" style:family="paragraph" style:parent-style-name="Standard">
      <style:text-properties fo:language="ru" fo:country="RU" fo:font-weight="normal" style:font-weight-asian="normal" style:font-weight-complex="normal"/>
    </style:style>
    <style:style style:name="P11" style:family="paragraph" style:parent-style-name="Standard">
      <style:text-properties fo:language="ru" fo:country="RU" fo:background-color="#00ff00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background-color="transparent"/>
    </style:style>
    <style:style style:name="P14" style:family="paragraph" style:parent-style-name="Standard">
      <style:text-properties fo:font-size="14pt" style:font-name-asian="Times-Roman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fo:font-size="14pt" style:font-name-asian="Times-Roman" style:font-size-asian="14pt" style:font-size-complex="14pt"/>
    </style:style>
    <style:style style:name="P16" style:family="paragraph" style:parent-style-name="Standard">
      <style:text-properties fo:font-size="14pt" fo:background-color="transparent" style:font-name-asian="Times-Roman" style:font-size-asian="14pt" style:font-size-complex="14pt"/>
    </style:style>
    <style:style style:name="P17" style:family="paragraph" style:parent-style-name="Standard">
      <style:text-properties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size-complex="14pt"/>
    </style:style>
    <style:style style:name="P19" style:family="paragraph" style:parent-style-name="Standard">
      <style:text-properties style:font-name="Times New Roman4" fo:font-size="14pt"/>
    </style:style>
    <style:style style:name="P20" style:family="paragraph" style:parent-style-name="Standard">
      <style:text-properties style:font-name="Times New Roman4" fo:font-size="14pt" fo:language="ru" fo:country="RU"/>
    </style:style>
    <style:style style:name="P21" style:family="paragraph" style:parent-style-name="Standard">
      <style:paragraph-properties fo:text-align="center" style:justify-single-word="false"/>
      <style:text-properties style:font-name="Times New Roman4" fo:font-size="14pt"/>
    </style:style>
    <style:style style:name="P22" style:family="paragraph" style:parent-style-name="Standard">
      <style:text-properties fo:font-style="normal" style:font-style-asian="normal" style:font-style-complex="normal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>
      <style:paragraph-properties fo:text-align="center" style:justify-single-word="false"/>
      <style:text-properties fo:color="#000000" style:font-size-complex="14pt"/>
    </style:style>
    <style:style style:name="P25" style:family="paragraph" style:parent-style-name="Standard">
      <style:text-properties fo:language="en" fo:country="US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4pt" style:font-name-asian="Times-Roman" style:font-size-asian="14pt" style:font-size-complex="14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name-asian="Times-Roman" style:font-size-asian="14pt" style:font-size-complex="14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background-color="transparent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Times New Roman4" fo:font-size="14pt"/>
    </style:style>
    <style:style style:name="P33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34" style:family="paragraph" style:parent-style-name="Title">
      <style:paragraph-properties fo:margin-left="0cm" fo:margin-right="0cm" fo:text-indent="0cm" style:auto-text-indent="false"/>
    </style:style>
    <style:style style:name="P35" style:family="paragraph" style:parent-style-name="Title">
      <style:paragraph-properties fo:margin-left="0cm" fo:margin-right="0cm" fo:text-indent="0cm" style:auto-text-indent="false" fo:break-before="page"/>
    </style:style>
    <style:style style:name="P36" style:family="paragraph" style:parent-style-name="Title">
      <style:paragraph-properties fo:break-before="page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Standard">
      <style:paragraph-properties fo:background-color="transparent">
        <style:background-image/>
      </style:paragraph-properties>
    </style:style>
    <style:style style:name="P40" style:family="paragraph" style:parent-style-name="Standard">
      <style:paragraph-properties fo:margin-left="0cm" fo:margin-right="0cm" fo:text-indent="1.249cm" style:auto-text-indent="false"/>
    </style:style>
    <style:style style:name="P41" style:family="paragraph" style:parent-style-name="Standard">
      <style:paragraph-properties fo:margin-left="0cm" fo:margin-right="0cm" fo:text-indent="1.249cm" style:auto-text-indent="false"/>
      <style:text-properties style:font-size-complex="14pt"/>
    </style:style>
    <style:style style:name="P42" style:family="paragraph" style:parent-style-name="Standard">
      <style:paragraph-properties fo:margin-left="0cm" fo:margin-right="0cm" fo:text-indent="1.249cm" style:auto-text-indent="false"/>
      <style:text-properties fo:language="ru" fo:country="RU"/>
    </style:style>
    <style:style style:name="P43" style:family="paragraph" style:parent-style-name="Standard">
      <style:paragraph-properties fo:margin-left="0cm" fo:margin-right="0cm" fo:text-indent="14.464cm" style:auto-text-indent="false"/>
    </style:style>
    <style:style style:name="P44" style:family="paragraph" style:parent-style-name="Standard">
      <style:paragraph-properties fo:margin-left="0cm" fo:margin-right="0cm" fo:text-align="end" style:justify-single-word="false" fo:text-indent="14.434cm" style:auto-text-indent="false"/>
    </style:style>
    <style:style style:name="P45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46" style:family="paragraph" style:parent-style-name="Standard">
      <style:paragraph-properties fo:margin-left="0cm" fo:margin-right="0cm" fo:text-indent="0.953cm" style:auto-text-indent="false"/>
      <style:text-properties style:font-size-complex="14pt"/>
    </style:style>
    <style:style style:name="P47" style:family="paragraph" style:parent-style-name="Standard">
      <style:paragraph-properties fo:margin-left="0cm" fo:margin-right="0cm" fo:line-height="100%" fo:text-indent="0.953cm" style:auto-text-indent="false"/>
      <style:text-properties style:font-size-complex="14pt"/>
    </style:style>
    <style:style style:name="P48" style:family="paragraph" style:parent-style-name="Standard">
      <style:paragraph-properties fo:margin-left="0cm" fo:margin-right="0cm" fo:line-height="100%" fo:text-align="start" style:justify-single-word="false" fo:text-indent="0.953cm" style:auto-text-indent="false"/>
      <style:text-properties style:font-size-complex="14pt"/>
    </style:style>
    <style:style style:name="P49" style:family="paragraph" style:parent-style-name="Standard">
      <style:paragraph-properties fo:margin-left="0cm" fo:margin-right="0cm" fo:line-height="100%" fo:text-align="center" style:justify-single-word="false" fo:text-indent="0.953cm" style:auto-text-indent="false"/>
    </style:style>
    <style:style style:name="P50" style:family="paragraph" style:parent-style-name="Standard">
      <style:paragraph-properties fo:margin-left="0cm" fo:margin-right="0cm" fo:text-align="center" style:justify-single-word="false" fo:text-indent="0.953cm" style:auto-text-indent="false"/>
    </style:style>
    <style:style style:name="P51" style:family="paragraph" style:parent-style-name="Standard">
      <style:paragraph-properties fo:margin-left="0cm" fo:margin-right="0cm" fo:text-indent="1.353cm" style:auto-text-indent="false"/>
    </style:style>
    <style:style style:name="P52" style:family="paragraph" style:parent-style-name="Standard">
      <style:paragraph-properties fo:margin-left="0cm" fo:margin-right="0cm" fo:text-align="end" style:justify-single-word="false" fo:text-indent="14.258cm" style:auto-text-indent="false"/>
      <style:text-properties style:font-size-complex="14pt"/>
    </style:style>
    <style:style style:name="P53" style:family="paragraph" style:parent-style-name="Standard">
      <style:paragraph-properties fo:margin-left="0cm" fo:margin-right="0cm" fo:text-align="center" style:justify-single-word="false" fo:text-indent="0.951cm" style:auto-text-indent="false"/>
      <style:text-properties style:font-size-complex="14pt"/>
    </style:style>
    <style:style style:name="P54" style:family="paragraph" style:parent-style-name="Standard">
      <style:paragraph-properties fo:margin-left="0cm" fo:margin-right="0cm" fo:text-indent="14.376cm" style:auto-text-indent="false"/>
    </style:style>
    <style:style style:name="P55" style:family="paragraph" style:parent-style-name="Standard">
      <style:paragraph-properties fo:background-color="#ffffff" style:text-autospace="none">
        <style:background-image/>
      </style:paragraph-properties>
      <style:text-properties fo:color="#000000" style:font-size-complex="14pt"/>
    </style:style>
    <style:style style:name="P56" style:family="paragraph" style:parent-style-name="Standard">
      <style:paragraph-properties fo:text-align="center" style:justify-single-word="false" fo:background-color="#ffffff" style:text-autospace="none">
        <style:background-image/>
      </style:paragraph-properties>
      <style:text-properties fo:color="#000000" style:font-size-complex="14pt"/>
    </style:style>
    <style:style style:name="P57" style:family="paragraph" style:parent-style-name="Standard">
      <style:paragraph-properties fo:text-align="end" style:justify-single-word="false" fo:background-color="#ffffff" style:text-autospace="none">
        <style:background-image/>
      </style:paragraph-properties>
    </style:style>
    <style:style style:name="P58" style:family="paragraph" style:parent-style-name="Table_20_Contents">
      <style:text-properties fo:background-color="transparent"/>
    </style:style>
    <style:style style:name="P59" style:family="paragraph" style:parent-style-name="Table_20_Contents">
      <style:text-properties fo:language="ru" fo:country="RU" fo:background-color="transparent"/>
    </style:style>
    <style:style style:name="P60" style:family="paragraph" style:parent-style-name="Table_20_Contents">
      <style:text-properties fo:language="en" fo:country="US"/>
    </style:style>
    <style:style style:name="P61" style:family="paragraph" style:parent-style-name="Table_20_Contents">
      <style:text-properties fo:language="en" fo:country="US" fo:background-color="transparent"/>
    </style:style>
    <style:style style:name="P62" style:family="paragraph" style:parent-style-name="Table_20_Contents">
      <style:paragraph-properties fo:text-align="end" style:justify-single-word="false"/>
    </style:style>
    <style:style style:name="P63" style:family="paragraph" style:parent-style-name="Drawing">
      <style:text-properties fo:language="ru" fo:country="RU"/>
    </style:style>
    <style:style style:name="P64" style:family="paragraph" style:parent-style-name="Drawing">
      <style:text-properties fo:language="ru" fo:country="RU" fo:background-color="#00ff00"/>
    </style:style>
    <style:style style:name="P65" style:family="paragraph" style:parent-style-name="Drawing">
      <style:text-properties fo:language="ru" fo:country="RU" fo:background-color="transparent"/>
    </style:style>
    <style:style style:name="P66" style:family="paragraph" style:parent-style-name="Drawing">
      <style:text-properties style:font-size-complex="14pt"/>
    </style:style>
    <style:style style:name="P67" style:family="paragraph" style:parent-style-name="Drawing">
      <style:text-properties fo:background-color="transparent"/>
    </style:style>
    <style:style style:name="P68" style:family="paragraph" style:parent-style-name="Standard">
      <style:paragraph-properties fo:margin-left="0cm" fo:margin-right="0cm" fo:text-indent="1.251cm" style:auto-text-indent="false"/>
      <style:text-properties style:font-name="Times New Roman4" fo:font-size="14pt"/>
    </style:style>
    <style:style style:name="P69" style:family="paragraph" style:parent-style-name="Standard">
      <style:paragraph-properties fo:margin-left="0cm" fo:margin-right="0cm" fo:text-align="end" style:justify-single-word="false" fo:text-indent="1.251cm" style:auto-text-indent="false"/>
      <style:text-properties style:font-name="Times New Roman4" fo:font-size="14pt"/>
    </style:style>
    <style:style style:name="P70" style:family="paragraph" style:parent-style-name="Contents_20_1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3" style:family="paragraph" style:parent-style-name="Standard" style:master-page-name="Безымянный1">
      <style:paragraph-properties style:page-number="auto"/>
    </style:style>
    <style:style style:name="P74" style:family="paragraph" style:parent-style-name="Standard" style:list-style-name="L1"/>
    <style:style style:name="P75" style:family="paragraph" style:parent-style-name="Standard" style:list-style-name="L1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76" style:family="paragraph" style:parent-style-name="Standard" style:list-style-name="L7">
      <style:text-properties fo:language="ru" fo:country="RU"/>
    </style:style>
    <style:style style:name="P77" style:family="paragraph" style:parent-style-name="Standard" style:list-style-name="L9">
      <style:text-properties fo:language="ru" fo:country="RU" fo:font-weight="normal" style:font-weight-asian="normal" style:font-weight-complex="normal"/>
    </style:style>
    <style:style style:name="P78" style:family="paragraph" style:parent-style-name="Standard" style:list-style-name="L18">
      <style:text-properties fo:language="ru" fo:country="RU"/>
    </style:style>
    <style:style style:name="P79" style:family="paragraph" style:parent-style-name="Standard" style:list-style-name="L1">
      <style:paragraph-properties fo:line-height="150%" fo:text-align="justify" style:justify-single-word="false"/>
    </style:style>
    <style:style style:name="P80" style:family="paragraph" style:parent-style-name="Standard" style:list-style-name="L2"/>
    <style:style style:name="P81" style:family="paragraph" style:parent-style-name="Standard" style:list-style-name="L3"/>
    <style:style style:name="P82" style:family="paragraph" style:parent-style-name="Standard" style:list-style-name="L4"/>
    <style:style style:name="P83" style:family="paragraph" style:parent-style-name="Standard" style:list-style-name="L5"/>
    <style:style style:name="P84" style:family="paragraph" style:parent-style-name="Standard" style:list-style-name="L6"/>
    <style:style style:name="P85" style:family="paragraph" style:parent-style-name="Standard" style:list-style-name="L8"/>
    <style:style style:name="P86" style:family="paragraph" style:parent-style-name="Standard" style:list-style-name="L10">
      <style:text-properties fo:background-color="transparent"/>
    </style:style>
    <style:style style:name="P87" style:family="paragraph" style:parent-style-name="Standard" style:list-style-name="L11"/>
    <style:style style:name="P88" style:family="paragraph" style:parent-style-name="Standard" style:list-style-name="L12">
      <style:text-properties fo:font-weight="normal" style:font-weight-asian="normal" style:font-weight-complex="normal"/>
    </style:style>
    <style:style style:name="P89" style:family="paragraph" style:parent-style-name="Standard" style:list-style-name="L13">
      <style:text-properties fo:font-weight="normal" style:font-weight-asian="normal" style:font-weight-complex="normal"/>
    </style:style>
    <style:style style:name="P90" style:family="paragraph" style:parent-style-name="Standard" style:list-style-name="L14">
      <style:text-properties fo:font-weight="normal" style:font-weight-asian="normal" style:font-weight-complex="normal"/>
    </style:style>
    <style:style style:name="P91" style:family="paragraph" style:parent-style-name="Standard" style:list-style-name="L15"/>
    <style:style style:name="P92" style:family="paragraph" style:parent-style-name="Standard" style:list-style-name="L16"/>
    <style:style style:name="P93" style:family="paragraph" style:parent-style-name="Standard" style:list-style-name="L17"/>
    <style:style style:name="P94" style:family="paragraph" style:parent-style-name="Standard" style:list-style-name="L19">
      <style:text-properties style:font-name="Times New Roman4" fo:font-size="14pt"/>
    </style:style>
    <style:style style:name="P95" style:family="paragraph" style:parent-style-name="Heading_20_2">
      <style:text-properties fo:language="ru" fo:country="RU"/>
    </style:style>
    <style:style style:name="P96" style:family="paragraph" style:parent-style-name="Heading_20_2">
      <style:text-properties fo:background-color="transparent"/>
    </style:style>
    <style:style style:name="P97" style:family="paragraph" style:parent-style-name="Heading_20_2">
      <style:text-properties fo:font-size="14pt" style:font-name-asian="Times-Roman" style:font-size-asian="14pt" style:font-size-complex="14pt"/>
    </style:style>
    <style:style style:name="P98" style:family="paragraph" style:parent-style-name="Contents_20_1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9" style:family="paragraph" style:parent-style-name="Contents_20_3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0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1" style:family="paragraph" style:parent-style-name="Contents_20_Heading">
      <style:paragraph-properties fo:break-before="page"/>
    </style:style>
    <style:style style:name="P102" style:family="paragraph" style:parent-style-name="Heading_20_1">
      <style:text-properties fo:background-color="transparent"/>
    </style:style>
    <style:style style:name="P103" style:family="paragraph" style:parent-style-name="Heading_20_1">
      <style:text-properties fo:language="ru" fo:country="RU"/>
    </style:style>
    <style:style style:name="P104" style:family="paragraph" style:parent-style-name="Heading_20_1">
      <style:paragraph-properties fo:break-before="page"/>
    </style:style>
    <style:style style:name="P105" style:family="paragraph" style:parent-style-name="Heading_20_3">
      <style:text-properties fo:background-color="transparent"/>
    </style:style>
    <style:style style:name="P106" style:family="paragraph" style:parent-style-name="Heading_20_3">
      <style:text-properties style:font-size-complex="14pt"/>
    </style:style>
    <style:style style:name="P107" style:family="paragraph" style:parent-style-name="Heading_20_3">
      <style:paragraph-properties fo:margin-left="0cm" fo:margin-right="0cm" fo:text-indent="0cm" style:auto-text-indent="false"/>
    </style:style>
    <style:style style:name="P108" style:family="paragraph">
      <style:paragraph-properties fo:text-align="center"/>
    </style:style>
    <style:style style:name="P109" style:family="paragraph">
      <style:paragraph-properties fo:text-align="center"/>
      <style:text-properties style:font-name="Times New Roman2" fo:font-size="9pt" fo:font-style="italic" style:font-size-asian="9pt" style:font-style-asian="italic" style:font-size-complex="9pt" style:font-style-complex="italic"/>
    </style:style>
    <style:style style:name="P110" style:family="paragraph">
      <style:paragraph-properties fo:text-align="center"/>
      <style:text-properties style:font-name="Times New Roman2" fo:font-style="italic" style:font-style-asian="italic" style:font-style-complex="italic"/>
    </style:style>
    <style:style style:name="P111" style:family="paragraph">
      <style:paragraph-properties fo:text-align="center"/>
      <style:text-properties style:font-name="Arial1" fo:font-size="20pt" fo:font-style="italic" style:font-size-asian="20pt" style:font-style-asian="italic" style:font-size-complex="20pt" style:font-style-complex="italic"/>
    </style:style>
    <style:style style:name="P112" style:family="paragraph">
      <style:paragraph-properties fo:text-align="start"/>
    </style:style>
    <style:style style:name="P113" style:family="paragraph">
      <style:paragraph-properties fo:text-align="start"/>
      <style:text-properties style:font-name="Times New Roman2" fo:font-style="italic" style:font-style-asian="italic" style:font-style-complex="italic"/>
    </style:style>
    <style:style style:name="P114" style:family="paragraph">
      <style:paragraph-properties fo:text-align="center"/>
      <style:text-properties style:font-name="Times New Roman2" fo:font-size="11pt" fo:font-style="italic" style:font-size-asian="11pt" style:font-style-asian="italic" style:font-size-complex="11pt" style:font-style-complex="italic"/>
    </style:style>
    <style:style style:name="T1" style:family="text">
      <style:text-properties style:font-name="Times New Roman2" fo:font-size="14pt" style:font-size-asian="14pt" style:font-size-complex="14pt"/>
    </style:style>
    <style:style style:name="T2" style:family="text">
      <style:text-properties style:font-name="Times New Roman2" fo:font-size="14pt" fo:language="ru" fo:country="RU" style:font-size-asian="14pt" style:font-size-complex="14pt"/>
    </style:style>
    <style:style style:name="T3" style:family="text">
      <style:text-properties fo:color="#000000" style:font-size-complex="14pt"/>
    </style:style>
    <style:style style:name="T4" style:family="text">
      <style:text-properties fo:color="#000000" fo:language="en" fo:country="US" style:font-size-complex="14pt"/>
    </style:style>
    <style:style style:name="T5" style:family="text">
      <style:text-properties fo:color="#000000" fo:language="en" fo:country="US" fo:background-color="transparent" style:font-size-complex="14pt"/>
    </style:style>
    <style:style style:name="T6" style:family="text">
      <style:text-properties fo:color="#000000" style:text-position="sub 58%" style:font-size-complex="14pt"/>
    </style:style>
    <style:style style:name="T7" style:family="text">
      <style:text-properties fo:color="#000000" style:text-position="sub 58%" fo:language="en" fo:country="US" style:font-size-complex="14pt"/>
    </style:style>
    <style:style style:name="T8" style:family="text">
      <style:text-properties fo:color="#000000" fo:background-color="transparent" style:font-size-complex="14pt"/>
    </style:style>
    <style:style style:name="T9" style:family="text">
      <style:text-properties fo:color="#000000" fo:language="ru" fo:country="RU" style:font-size-complex="14pt"/>
    </style:style>
    <style:style style:name="T10" style:family="text">
      <style:text-properties fo:color="#000000" fo:language="ru" fo:country="RU" fo:background-color="transparent" style:font-size-complex="14pt"/>
    </style:style>
    <style:style style:name="T11" style:family="text">
      <style:text-properties fo:color="#000000" fo:language="ru" fo:country="RU" fo:background-color="transparent" style:font-size-complex="14pt" style:font-style-complex="italic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T15" style:family="text">
      <style:text-properties fo:language="ru" fo:country="RU" fo:font-style="normal" style:font-style-asian="normal" style:font-style-complex="normal"/>
    </style:style>
    <style:style style:name="T16" style:family="text">
      <style:text-properties fo:language="ru" fo:country="RU" fo:font-style="normal" fo:background-color="transparent" style:font-style-asian="normal" style:font-style-complex="normal"/>
    </style:style>
    <style:style style:name="T17" style:family="text">
      <style:text-properties fo:language="ru" fo:country="RU" fo:background-color="transparent"/>
    </style:style>
    <style:style style:name="T18" style:family="text">
      <style:text-properties fo:language="ru" fo:country="RU" fo:font-weight="normal" style:font-weight-asian="normal" style:font-weight-complex="normal"/>
    </style:style>
    <style:style style:name="T19" style:family="text">
      <style:text-properties fo:language="ru" fo:country="RU" style:font-size-complex="14pt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language="en" fo:country="US" fo:font-weight="normal" style:font-weight-asian="normal" style:font-weight-complex="normal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language="en" fo:country="US" fo:font-weight="bold" style:font-name-asian="Calibri" style:font-weight-asian="bold" style:font-weight-complex="bold"/>
    </style:style>
    <style:style style:name="T25" style:family="text">
      <style:text-properties fo:language="en" fo:country="US" style:font-size-complex="14pt"/>
    </style:style>
    <style:style style:name="T26" style:family="text">
      <style:text-properties fo:language="en" fo:country="US" fo:background-color="transparent"/>
    </style:style>
    <style:style style:name="T27" style:family="text">
      <style:text-properties fo:language="en" fo:country="US" fo:font-style="italic" style:font-style-asian="italic" style:font-size-complex="14pt"/>
    </style:style>
    <style:style style:name="T28" style:family="text">
      <style:text-properties fo:font-weight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name-asian="Calibri" style:font-weight-asian="bold" style:font-weight-complex="bold"/>
    </style:style>
    <style:style style:name="T31" style:family="text">
      <style:text-properties fo:font-weight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style:font-weight-asian="normal" style:font-size-complex="14pt" style:font-weight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font-size-complex="14pt"/>
    </style:style>
    <style:style style:name="T36" style:family="text">
      <style:text-properties fo:background-color="#ffffff" style:font-size-complex="14pt"/>
    </style:style>
    <style:style style:name="T37" style:family="text">
      <style:text-properties fo:background-color="transparent"/>
    </style:style>
    <style:style style:name="T38" style:family="text">
      <style:text-properties fo:background-color="transparent" style:font-size-complex="14pt"/>
    </style:style>
    <style:style style:name="T39" style:family="text">
      <style:text-properties fo:font-size="14pt" fo:font-weight="bold" style:font-size-asian="14pt" style:font-weight-asian="bold" style:font-size-complex="14pt"/>
    </style:style>
    <style:style style:name="T40" style:family="text">
      <style:text-properties fo:font-size="14pt" fo:font-weight="bold" style:font-name-asian="Times-Roman" style:font-size-asian="14pt" style:font-weight-asian="bold" style:font-size-complex="14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14pt" fo:language="en" fo:country="US" style:font-size-asian="14pt" style:font-size-complex="14pt"/>
    </style:style>
    <style:style style:name="T43" style:family="text">
      <style:text-properties fo:font-size="14pt" fo:language="en" fo:country="US" fo:background-color="transparent" style:font-name-asian="Times-Roman" style:font-size-asian="14pt" style:font-size-complex="14pt"/>
    </style:style>
    <style:style style:name="T44" style:family="text">
      <style:text-properties fo:font-size="14pt" fo:language="en" fo:country="US" style:font-name-asian="Times-Roman" style:font-size-asian="14pt" style:font-size-complex="14pt"/>
    </style:style>
    <style:style style:name="T45" style:family="text">
      <style:text-properties fo:font-size="14pt" style:font-name-asian="Times-Roman" style:font-size-asian="14pt" style:font-size-complex="14pt"/>
    </style:style>
    <style:style style:name="T46" style:family="text">
      <style:text-properties fo:font-size="14pt" fo:background-color="transparent" style:font-name-asian="Times-Roman" style:font-size-asian="14pt" style:font-size-complex="14pt"/>
    </style:style>
    <style:style style:name="T47" style:family="text">
      <style:text-properties fo:font-size="14pt" fo:language="ru" fo:country="RU" fo:background-color="transparent" style:font-name-asian="Times-Roman" style:font-size-asian="14pt" style:font-size-complex="14pt"/>
    </style:style>
    <style:style style:name="T48" style:family="text">
      <style:text-properties fo:color="#ff0000" fo:font-size="14pt" style:font-size-asian="14pt" style:font-size-complex="14pt"/>
    </style:style>
    <style:style style:name="T49" style:family="text">
      <style:text-properties fo:color="#ff0000" style:font-size-complex="14pt"/>
    </style:style>
    <style:style style:name="T50" style:family="text">
      <style:text-properties style:font-name="Times New Roman4" fo:font-size="14pt"/>
    </style:style>
    <style:style style:name="T51" style:family="text">
      <style:text-properties style:font-name="Times New Roman4" fo:font-size="14pt" fo:language="en" fo:country="US"/>
    </style:style>
    <style:style style:name="T52" style:family="text">
      <style:text-properties style:font-name="Times New Roman4" fo:font-size="14pt" fo:language="ru" fo:country="RU"/>
    </style:style>
    <style:style style:name="T53" style:family="text">
      <style:text-properties style:font-name="Times New Roman4" fo:font-size="14pt" fo:font-weight="normal" style:font-weight-asian="normal" style:font-weight-complex="normal"/>
    </style:style>
    <style:style style:name="T54" style:family="text">
      <style:text-properties style:font-name="Times New Roman4" fo:font-size="14pt" fo:font-weight="normal" fo:background-color="transparent" style:font-weight-asian="normal" style:font-weight-complex="normal"/>
    </style:style>
    <style:style style:name="T55" style:family="text">
      <style:text-properties style:font-name="Times New Roman4" fo:font-size="14pt" fo:font-weight="bold" fo:background-color="transparent" style:font-weight-asian="bold" style:font-weight-complex="bold"/>
    </style:style>
    <style:style style:name="T56" style:family="text">
      <style:text-properties style:font-name="Times New Roman4" fo:font-size="12pt" fo:language="en" fo:country="US"/>
    </style:style>
    <style:style style:name="T57" style:family="text">
      <style:text-properties style:text-position="sub 58%" style:font-size-complex="14pt"/>
    </style:style>
    <style:style style:name="T58" style:family="text">
      <style:text-properties style:text-position="sub 58%" fo:language="en" fo:country="US"/>
    </style:style>
    <style:style style:name="T59" style:family="text">
      <style:text-properties style:text-position="sub 58%" fo:language="en" fo:country="US" style:font-size-complex="14pt"/>
    </style:style>
    <style:style style:name="T60" style:family="text">
      <style:text-properties style:text-position="sub 58%" fo:language="en" fo:country="US" fo:font-style="italic" style:font-style-asian="italic" style:font-size-complex="14pt"/>
    </style:style>
    <style:style style:name="T61" style:family="text">
      <style:text-properties style:text-position="sub 58%" fo:font-style="italic" style:font-style-asian="italic" style:font-size-complex="14pt"/>
    </style:style>
    <style:style style:name="T62" style:family="text">
      <style:text-properties fo:font-style="italic" style:font-style-asian="italic" style:font-size-complex="14pt"/>
    </style:style>
    <style:style style:name="T63" style:family="text">
      <style:text-properties style:text-position="super 58%" fo:language="en" fo:country="US" fo:font-style="italic" style:font-style-asian="italic" style:font-size-complex="14pt"/>
    </style:style>
    <style:style style:name="T64" style:family="text">
      <style:text-properties style:text-position="super 58%" fo:font-style="italic" style:font-style-asian="italic" style:font-size-complex="14pt"/>
    </style:style>
    <style:style style:name="T65" style:family="text">
      <style:text-properties fo:color="#c00000" style:font-size-complex="14pt"/>
    </style:style>
    <style:style style:name="T66" style:family="text">
      <style:text-properties style:font-name="Times New Roman2" fo:font-size="9pt" fo:font-style="italic" style:font-size-asian="9pt" style:font-style-asian="italic" style:font-size-complex="9pt" style:font-style-complex="italic"/>
    </style:style>
    <style:style style:name="T67" style:family="text">
      <style:text-properties style:font-name="Times New Roman2" fo:font-style="italic" style:font-style-asian="italic" style:font-style-complex="italic"/>
    </style:style>
    <style:style style:name="T68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69" style:family="text">
      <style:text-properties fo:color="#000000" style:font-name="Times New Roman2" fo:font-size="11pt" fo:language="ru" fo:country="RU" fo:font-style="normal" style:font-name-asian="Times New Roman2" style:font-size-asian="11pt" style:font-style-asian="normal" style:font-name-complex="Times New Roman2" style:font-size-complex="11pt" style:language-complex="ar" style:country-complex="SA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9cm" svg:stroke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protect="position size" style:run-through="foreground" style:wrap="run-through" style:number-wrapped-paragraphs="no-limit" style:vertical-pos="from-top" style:vertical-rel="paragraph" style:horizontal-pos="from-left" style:horizontal-rel="page-start-margin" draw:wrap-influence-on-position="once-concurrent" style:flow-with-text="false"/>
    </style:style>
    <style:style style:name="gr3" style:family="graphic">
      <style:graphic-properties svg:stroke-width="0.049cm" svg:stroke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ge-start-margin" draw:wrap-influence-on-position="once-concurrent" style:flow-with-text="false"/>
    </style:style>
    <style:style style:name="gr4" style:family="graphic">
      <style:graphic-properties svg:stroke-width="0cm" svg:stroke-color="#000000" draw:marker-start-width="0.349cm" draw:marker-end-width="0.349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ge-start-margin" draw:wrap-influence-on-position="once-concurrent" style:flow-with-text="false"/>
    </style:style>
    <style:style style:name="gr5" style:family="graphic">
      <style:graphic-properties svg:stroke-width="0.049cm" svg:stroke-color="#000000" draw:marker-start-width="0.349cm" draw:marker-end-width="0.3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ge-start-margin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ge-start-margin" draw:wrap-influence-on-position="once-concurrent" style:flow-with-text="false"/>
    </style:style>
    <style:style style:name="gr9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ge-start-margin" draw:wrap-influence-on-position="once-concurrent" style:flow-with-text="false"/>
    </style:style>
    <style:style style:name="gr10" style:family="graphic">
      <style:graphic-properties svg:stroke-width="0cm" svg:stroke-color="#000000" draw:marker-start-width="0.349cm" draw:marker-end-width="0.349cm" draw:textarea-horizontal-align="center" draw:textarea-vertical-align="middle" fo:padding-top="0cm" fo:padding-bottom="0cm" fo:padding-left="0cm" fo:padding-right="0cm" style:protect="position size" style:run-through="foreground" style:wrap="run-through" style:number-wrapped-paragraphs="no-limit" style:vertical-pos="from-top" style:vertical-rel="paragraph" style:horizontal-pos="from-left" style:horizontal-rel="page-start-margin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49cm" svg:stroke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-start-margin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3" text:separation-character=" " text:name="Illustration"/>
        <text:sequence-decl text:display-outline-level="0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Формулы"/>
        <text:sequence-decl text:display-outline-level="0" text:name="Ном_страницы"/>
        <text:sequence-decl text:display-outline-level="0" text:name="Литература"/>
      </text:sequence-decls>
      <text:p text:style-name="P73"/>
      <text:p text:style-name="P37"/>
      <text:table-of-content text:style-name="Sect1" text:name="Оглавление1">
        <text:table-of-content-source text:outline-level="3" text:use-index-source-styles="true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index-title text:style-name="Sect1" text:name="Оглавление1_Head">
            <text:p text:style-name="P38">Содержание</text:p>
          </text:index-title>
          <text:p text:style-name="P70">Введение<text:tab/>5</text:p>
          <text:p text:style-name="P70">1.Классификация и обзор существующих технологических решений<text:tab/>7</text:p>
          <text:p text:style-name="P71">1.1.Обзор аналогов<text:tab/>12</text:p>
          <text:p text:style-name="P71">1.2.Выбор прототипа<text:tab/>16</text:p>
          <text:p text:style-name="P70">2.Разработка прототипа роботизированной мобильной платформы<text:tab/>17</text:p>
          <text:p text:style-name="P71">2.1.Выбор и модификация модели для отладки программного обеспечения<text:tab/>17</text:p>
          <text:p text:style-name="P71">2.2.Разработка и построение физической модели прототипа.<text:tab/>19</text:p>
          <text:p text:style-name="P70">3.Разработка роботизированной мобильной платформы <text:tab/>22</text:p>
          <text:p text:style-name="P71">3.1.Твердотельное моделирование в среде SolidWorks<text:tab/>22</text:p>
          <text:p text:style-name="P71">3.2.Общий алгоритм построения модели<text:tab/>24</text:p>
          <text:p text:style-name="P71">3.3.Построение модели<text:tab/>26</text:p>
          <text:p text:style-name="P72">3.3.1.Разработка каркаса корпуса и его составляющих<text:tab/>26</text:p>
          <text:p text:style-name="P72">3.3.2.Разработка приводной части платформы<text:tab/>31</text:p>
          <text:p text:style-name="P72">3.3.3.Разработка роботизированного подвеса для вебкамеры<text:tab/>34</text:p>
          <text:p text:style-name="P71">3.4.Создание сборки модели<text:tab/>36</text:p>
          <text:p text:style-name="P70">4.Анализ конструкции мобильной роботизированной платформы<text:tab/>38</text:p>
          <text:p text:style-name="P71">4.1.Теоретические основы проведения анализа<text:tab/>38</text:p>
          <text:p text:style-name="P72">4.1.1.Основные этапы МКЭ<text:tab/>38</text:p>
          <text:p text:style-name="P72">4.1.2.Этапы метода конечных элементов<text:tab/>40</text:p>
          <text:p text:style-name="P71">4.2.Проведение статического анализа конструкции в среде SolidWorks Simulation (CosmosWorks)<text:tab/>42</text:p>
          <text:p text:style-name="P70">5.Построение физической модели мобильной роботизированной платформы<text:tab/>49</text:p>
          <text:p text:style-name="P70">6.Безопасность и экологичность проекта.<text:tab/>60</text:p>
          <text:p text:style-name="P71">6.1.Обеспечение безопасных условий эксплуатации роботов<text:tab/>60</text:p>
          <text:p text:style-name="P71">6.2.Анализ использования мобильной роботизированной платформы при ЧС<text:tab/>62</text:p>
          <text:p text:style-name="P71"><text:soft-page-break/>6.3.Оценка рабочего места конструктора по напряжённости трудового процесса<text:tab/>63</text:p>
          <text:p text:style-name="P70">7.Экономическая часть<text:tab/>67</text:p>
          <text:p text:style-name="P71">7.1.Краткая характеристика проектируемой мобильной роботизированной платформы<text:tab/>67</text:p>
          <text:p text:style-name="P71">7.2.Определение оптовой и отпускной цены проектируемого устройства<text:tab/>67</text:p>
          <text:p text:style-name="P72">7.2.1.Определение стоимости материалов и комплектующих изделий, идущих на изготовление проектируемого устройства<text:tab/>67</text:p>
          <text:p text:style-name="P71">7.3.Расчет тарифного заработка основных рабочих, участвующих в изготовлении и наладке проектируемого устройства <text:tab/>69</text:p>
          <text:p text:style-name="P72">7.3.1.Определение косвенных затрат и полной себестоимости устройства<text:tab/>71</text:p>
          <text:p text:style-name="P72">7.3.2.Расчет оптовой и отпускной цены проектируемого устройства<text:tab/>73</text:p>
          <text:p text:style-name="P71">7.4.Оценка конкурентоспособности проектируемого устройства <text:tab/>74</text:p>
          <text:p text:style-name="P72">7.4.1.Теоретические аспекты оценки конкурентоспособности товара<text:tab/>74</text:p>
          <text:p text:style-name="P72">7.4.2.Расчет относительных параметров качества<text:tab/>78</text:p>
          <text:p text:style-name="P72">7.4.3.Расчет показателя конкурентоспособности<text:tab/>79</text:p>
          <text:p text:style-name="P70">Список литературы<text:tab/>80</text:p>
          <text:p text:style-name="P70">Приложение 1<text:tab/>82</text:p>
        </text:index-body>
      </text:table-of-content>
      <text:p text:style-name="Standard"/>
      <text:p text:style-name="Standard"/>
      <text:p text:style-name="Standard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OpenSymbol" svg:font-family="OpenSymbol"/>
    <style:font-face style:name="Tahoma2" svg:font-family="Tahoma"/>
    <style:font-face style:name="Times New Roman4" svg:font-family="'Times New Roman'"/>
    <style:font-face style:name="Courier New" svg:font-family="'Courier New'" style:font-family-generic="modern"/>
    <style:font-face style:name="Arial2" svg:font-family="Arial" style:font-family-generic="roman"/>
    <style:font-face style:name="Times New Roman5" svg:font-family="'Times New Roman'" style:font-family-generic="roman"/>
    <style:font-face style:name="Times-Roman" svg:font-family="Times-Roman, 'MS Mincho'" style:font-family-generic="roman"/>
    <style:font-face style:name="Arial4" svg:font-family="Arial" style:font-family-generic="swiss"/>
    <style:font-face style:name="Arial3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hyphenation-ladder-count="no-limit" fo:text-indent="1.251cm" style:auto-text-indent="false" style:page-number="auto"/>
      <style:text-properties style:font-name="Times New Roman" fo:font-size="14p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fo:line-height="150%" fo:text-align="justify" style:justify-single-word="false" fo:widows="2" fo:hyphenation-ladder-count="no-limit" fo:text-indent="1.251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size="14pt" style:font-size-asian="10.5pt" fo:hyphenate="false" fo:hyphenation-remain-char-count="2" fo:hyphenation-push-char-count="2"/>
    </style:style>
    <style:style style:name="Title" style:family="paragraph" style:parent-style-name="Standard" style:next-style-name="Text_20_body" style:class="chapter" style:master-page-name="">
      <style:paragraph-properties fo:margin-left="0cm" fo:margin-right="0cm" fo:margin-top="0cm" fo:margin-bottom="0.409cm" fo:line-height="150%" fo:text-align="center" style:justify-single-word="false" fo:text-indent="0cm" style:auto-text-indent="false" style:page-number="auto" fo:keep-with-next="always"/>
      <style:text-properties style:font-name="Times New Roman1" fo:font-size="16pt" fo:font-weight="bold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>
          <style:tab-stop style:position="16.999cm" style:type="right" style:leader-style="dotted" style:leader-text="."/>
        </style:tab-stops>
      </style:paragraph-properties>
      <style:text-properties style:font-name="Times New Roman" fo:font-size="14pt"/>
    </style:style>
    <style:style style:name="Contents_20_2" style:display-name="Contents 2" style:family="paragraph" style:parent-style-name="Index" style:class="index" style:master-page-name="">
      <style:paragraph-properties fo:margin-left="1cm" fo:margin-right="0cm" fo:margin-top="0cm" fo:margin-bottom="0cm" fo:line-height="150%" fo:text-align="justify" style:justify-single-word="false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  <style:text-properties style:font-name="Times New Roman" fo:font-size="14pt"/>
    </style:style>
    <style:style style:name="Contents_20_3" style:display-name="Contents 3" style:family="paragraph" style:parent-style-name="Index" style:class="index" style:master-page-name="">
      <style:paragraph-properties fo:margin-left="1cm" fo:margin-right="0cm" fo:line-height="150%" fo:text-align="justify" style:justify-single-word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size="14pt"/>
    </style:style>
    <style:style style:name="Contents_20_4" style:display-name="Contents 4" style:family="paragraph" style:parent-style-name="Index" style:class="index" style:master-page-name="">
      <style:paragraph-properties fo:margin-left="1.498cm" fo:margin-right="0cm" fo:line-height="150%" fo:text-align="justify" style:justify-single-word="false" fo:text-indent="0cm" style:auto-text-indent="false" style:page-number="auto">
        <style:tab-stops>
          <style:tab-stop style:position="15.501cm" style:type="right" style:leader-style="dotted" style:leader-text="."/>
        </style:tab-stops>
      </style:paragraph-properties>
      <style:text-properties style:font-name="Times New Roman" fo:font-size="14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cm" fo:margin-bottom="0.499cm" fo:text-align="center" style:justify-single-word="false" fo:text-indent="0cm" style:auto-text-indent="false" style:page-number="auto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.409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Times New Roman1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.42cm" fo:margin-bottom="0.409cm" fo:line-height="150%" fo:text-align="center" style:justify-single-word="false" fo:hyphenation-ladder-count="no-limit" fo:text-indent="0cm" style:auto-text-indent="false" style:page-number="auto"/>
      <style:text-properties style:font-name="Times New Roman1" fo:font-size="14pt" fo:font-style="normal" fo:font-weight="bold" style:font-size-asian="14pt" style:font-style-asian="italic" style:font-weight-asian="bold" style:font-size-complex="14pt" style:font-style-complex="italic" style:font-weight-complex="bold" fo:hyphenate="false" fo:hyphenation-remain-char-count="2" fo:hyphenation-push-char-count="2"/>
    </style:style>
    <style:style style:name="Номер_20_таблицы" style:display-name="Номер таблицы" style:family="paragraph" style:parent-style-name="Standard" style:next-style-name="Заголовок_20_табл" style:class="text" style:master-page-name="">
      <style:paragraph-properties fo:margin-left="0cm" fo:margin-right="0.3cm" fo:line-height="150%" fo:text-align="end" style:justify-single-word="false" fo:text-indent="0cm" style:auto-text-indent="false" style:page-number="auto"/>
      <style:text-properties style:font-name="Times New Roman" fo:font-size="14pt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line-height="100%" fo:text-align="center" style:justify-single-word="false" fo:text-indent="0cm" style:auto-text-indent="false" style:page-number="auto" text:number-lines="false" text:line-number="0"/>
      <style:text-properties style:font-name="Times New Roman" fo:font-size="13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аголовок_20_табл" style:display-name="Заголовок табл" style:family="paragraph" style:parent-style-name="Standard" style:next-style-name="Text_20_body" style:class="text" style:master-page-name="">
      <style:paragraph-properties fo:margin-top="0cm" fo:margin-bottom="0.199cm" fo:text-align="center" style:justify-single-word="false" style:page-number="auto"/>
      <style:text-properties style:font-name="Times New Roman" fo:font-size="13pt" style:font-size-asian="10.5pt"/>
    </style:style>
    <style:style style:name="Подпись_20_Рисунок" style:display-name="Подпись Рисунок" style:family="paragraph" style:parent-style-name="Text_20_body">
      <style:paragraph-properties fo:margin-left="0cm" fo:margin-right="0cm" fo:margin-top="0.101cm" fo:margin-bottom="0.101cm" fo:line-height="100%" fo:text-align="center" style:justify-single-word="false" fo:text-indent="0cm" style:auto-text-indent="false"/>
      <style:text-properties fo:font-size="13pt" style:font-size-asian="13pt" style:font-size-complex="14pt"/>
    </style:style>
    <style:style style:name="Заголовок_20_колонок_20_табл" style:display-name="Заголовок колонок табл" style:family="paragraph" style:parent-style-name="Text_20_body" style:next-style-name="Text_20_body" style:class="text" style:master-page-name="">
      <style:paragraph-properties fo:margin-left="0cm" fo:margin-right="0cm" fo:margin-top="0.199cm" fo:margin-bottom="0.199cm" fo:text-align="center" style:justify-single-word="false" fo:text-indent="0cm" style:auto-text-indent="false" style:page-number="auto"/>
      <style:text-properties style:font-size-asian="10.5pt"/>
    </style:style>
    <style:style style:name="Базовый_20_в_20_табл" style:display-name="Базовый в табл" style:family="paragraph" style:parent-style-name="Standard" style:class="text" style:master-page-name="">
      <style:paragraph-properties fo:margin-top="0.199cm" fo:margin-bottom="0.199cm" fo:line-height="150%" fo:text-align="center" style:justify-single-word="false" style:page-number="auto"/>
      <style:text-properties style:font-name="Times New Roman" fo:font-size="14pt" style:font-size-asian="10.5pt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left="0cm" fo:margin-right="0cm" fo:margin-top="0.42cm" fo:margin-bottom="0.409cm" fo:line-height="150%" fo:text-align="center" style:justify-single-word="true" fo:text-indent="0cm" style:auto-text-indent="false" style:page-number="auto" fo:background-color="transparent">
        <style:tab-stops/>
        <style:background-image/>
      </style:paragraph-properties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Подпись_20_Рис" style:display-name="Подпись Рис" style:family="paragraph" style:parent-style-name="Signature" style:next-style-name="Text_20_body" style:class="text" style:master-page-name="">
      <style:paragraph-properties fo:margin-top="0.101cm" fo:margin-bottom="0cm" fo:text-align="justify" style:justify-single-word="false" style:page-number="auto"/>
      <style:text-properties style:font-name="Times New Roman" fo:font-size="13pt" fo:font-style="italic" style:font-size-asian="10.5pt"/>
    </style:style>
    <style:style style:name="Drawing" style:family="paragraph" style:parent-style-name="Caption" style:next-style-name="Text_20_body" style:class="extra" style:master-page-name="">
      <style:paragraph-properties fo:margin-left="0cm" fo:margin-right="0cm" fo:margin-top="0cm" fo:margin-bottom="0.101cm" fo:text-align="center" style:justify-single-word="false" fo:text-indent="0cm" style:auto-text-indent="false" style:page-number="auto"/>
      <style:text-properties style:font-name="Times New Roman3" fo:font-size="13pt" fo:font-style="normal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номер_20_Формулы" style:display-name="номер Формулы" style:family="paragraph" style:parent-style-name="Standard" style:next-style-name="Text_20_body" style:class="text" style:master-page-name="">
      <style:paragraph-properties fo:text-align="end" style:justify-single-word="false" style:page-number="auto" style:vertical-align="middle"/>
      <style:text-properties style:font-name="Times New Roman" fo:font-size="14pt" style:font-size-asian="10.5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next-style-name="Text_20_body" style:class="list" style:master-page-name="">
      <style:paragraph-properties fo:margin-left="0cm" fo:margin-right="0cm" fo:margin-top="0cm" fo:margin-bottom="0cm" fo:text-indent="0cm" style:auto-text-indent="false" style:page-number="auto"/>
      <style:text-properties style:font-name="Times New Roman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_20_right" style:display-name="Footer right" style:family="paragraph" style:parent-style-name="Standard" style:class="extra" style:master-page-name="">
      <style:paragraph-properties fo:margin-left="0cm" fo:margin-right="0cm" fo:margin-top="0.101cm" fo:margin-bottom="0cm" fo:text-align="end" style:justify-single-word="false" fo:text-indent="0cm" style:auto-text-indent="false" style:page-number="auto" fo:background-color="transparent" style:shadow="none" text:number-lines="false" text:line-number="0">
        <style:tab-stops>
          <style:tab-stop style:position="8.25cm"/>
          <style:tab-stop style:position="16.501cm" style:type="right"/>
          <style:tab-stop style:position="18.5cm" style:type="right"/>
        </style:tab-stops>
        <style:background-image/>
      </style:paragraph-properties>
      <style:text-properties style:font-name="Times New Roman" fo:font-size="12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Пункт" style:family="paragraph" style:parent-style-name="Text_20_body" style:class="chapter" style:master-page-name="">
      <style:paragraph-properties fo:margin-left="0cm" fo:margin-right="0cm" fo:text-indent="1.251cm" style:auto-text-indent="false" style:page-number="auto"/>
      <style:text-properties style:font-size-asian="10.5pt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Номер_20_формулы" style:display-name="Номер формулы" style:family="paragraph" style:parent-style-name="Базовый_20_в_20_табл" style:class="text" style:master-page-name="">
      <style:paragraph-properties fo:line-height="100%" fo:text-align="end" style:justify-single-word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Текст_20_в_20_таблице" style:display-name="Текст в таблице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2" fo:font-size="12pt" fo:language="zxx" fo:country="none" style:font-name-asian="Times New Roman2" style:font-size-asian="12pt" style:language-asian="zxx" style:country-asian="none" style:font-size-complex="10pt"/>
    </style:style>
    <style:style style:name="Frame_20_contents" style:display-name="Frame contents" style:family="paragraph" style:parent-style-name="Text_20_body" style:class="extra"/>
    <style:style style:name="Heading_20_6" style:display-name="Heading 6" style:family="paragraph" style:parent-style-name="Title" style:next-style-name="Text_20_body" style:default-outline-level="6" style:class="text">
      <style:text-properties style:font-name="Times New Roman2" fo:font-size="7pt" fo:font-weight="bold" style:font-name-asian="Arial Unicode MS" style:font-size-asian="7pt" style:font-weight-asian="bold" style:font-name-complex="Tahoma" style:font-size-complex="7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ном_20_ф" style:display-name="ном ф" style:family="paragraph" style:parent-style-name="номер_20_Формулы" style:class="chapter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Основной_20_шрифт_20_абзаца" style:display-name="Основной шрифт абзаца" style:family="text"/>
    <style:style style:name="mw-headline" style:family="text" style:parent-style-name="Основной_20_шрифт_20_абзаца"/>
    <style:style style:name="WW8Num5z0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Основной_20_шрифт_20_абзаца1" style:display-name="Основной шрифт абзаца1" style:family="text"/>
    <style:style style:name="Strong_20_Emphasis" style:display-name="Strong Emphasis" style:family="text" style:parent-style-name="Основной_20_шрифт_20_абзаца1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WW8Num3z0" style:family="text">
      <style:text-properties fo:font-weight="bold" style:font-weight-asian="bold"/>
    </style:style>
    <style:style style:name="WW8NumSt1z0" style:family="text">
      <style:text-properties style:font-name="Arial1" style:font-name-complex="Arial1"/>
    </style:style>
    <style:style style:name="WW8NumSt2z0" style:family="text">
      <style:text-properties style:font-name="Arial1" style:font-name-complex="Arial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Выделение_20_в_20_тексте" style:display-name="Выделение в тексте" style:family="text" style:parent-style-name="Основной_20_шрифт_20_абзаца">
      <style:text-properties fo:font-style="italic" style:font-style-asian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21cm" fo:margin-left="1.221cm"/>
        </style:list-level-properties>
      </text:outline-level-style>
      <text:outline-level-style text:level="4" style:num-prefix="             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1" text:display-levels="4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9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0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4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8.25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style:font-name="Times New Roman2" fo:font-size="9pt" fo:font-style="italic" style:font-size-asian="9pt" style:font-style-asian="italic" style:font-size-complex="9pt" style:font-style-complex="italic"/>
    </style:style>
    <style:style style:name="MP3" style:family="paragraph">
      <style:paragraph-properties fo:text-align="center"/>
      <style:text-properties style:font-name="Arial1" fo:font-size="20pt" fo:font-style="italic" style:font-size-asian="20pt" style:font-style-asian="italic" style:font-size-complex="20pt" style:font-style-complex="italic"/>
    </style:style>
    <style:style style:name="MP4" style:family="paragraph">
      <style:paragraph-properties fo:text-align="center"/>
      <style:text-properties style:font-name="Times New Roman2" fo:font-style="italic" style:font-style-asian="italic" style:font-style-complex="italic"/>
    </style:style>
    <style:style style:name="MP5" style:family="paragraph">
      <style:paragraph-properties fo:text-align="start"/>
    </style:style>
    <style:style style:name="MP6" style:family="paragraph">
      <style:paragraph-properties fo:text-align="start"/>
      <style:text-properties style:font-name="Times New Roman2" fo:font-style="italic" style:font-style-asian="italic" style:font-style-complex="italic"/>
    </style:style>
    <style:style style:name="MP7" style:family="paragraph">
      <style:paragraph-properties fo:text-align="center"/>
      <style:text-properties style:font-name="Times New Roman2" fo:font-size="11pt" fo:font-style="italic" style:font-size-asian="11pt" style:font-style-asian="italic" style:font-size-complex="11pt" style:font-style-complex="italic"/>
    </style:style>
    <style:style style:name="MT1" style:family="text">
      <style:text-properties style:font-name="Times New Roman2"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MT3" style:family="text">
      <style:text-properties style:font-name="Times New Roman2" fo:font-style="italic" style:font-style-asian="italic" style:font-style-complex="italic"/>
    </style:style>
    <style:style style:name="MT4" style:family="text">
      <style:text-properties fo:color="#000000" style:font-name="Times New Roman2" fo:font-size="11pt" fo:language="ru" fo:country="RU" fo:font-style="normal" style:font-name-asian="Times New Roman2" style:font-size-asian="11pt" style:font-style-asian="normal" style:font-name-complex="Times New Roman2" style:font-size-complex="11pt" style:language-complex="ar" style:country-complex="SA" style:font-style-complex="italic"/>
    </style:style>
    <style:style style:name="Mgr1" style:family="graphic">
      <style:graphic-properties svg:stroke-width="0.049cm" svg:stroke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1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vg:stroke-width="0cm" svg:stroke-color="#000000" draw:marker-start-width="0.349cm" draw:marker-end-width="0.349cm" draw:textarea-horizontal-align="center" draw:textarea-vertical-align="middle" fo:padding-top="0cm" fo:padding-bottom="0cm" fo:padding-left="0cm" fo:padding-right="0cm" style:protect="position size" style:run-through="foreground" style:wrap="run-through" style:number-wrapped-paragraphs="no-limit" style:vertical-pos="from-top" style:vertical-rel="paragraph" style:horizontal-pos="from-left" style:horizontal-rel="page-start-margin" draw:wrap-influence-on-position="once-concurrent" style:flow-with-text="false"/>
    </style:style>
    <style:style style:name="Mgr5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protect="position size" style:run-through="foreground" style:wrap="run-through" style:number-wrapped-paragraphs="no-limit" style:vertical-pos="from-top" style:vertical-rel="paragraph" style:horizontal-pos="from-left" style:horizontal-rel="page-start-margin" draw:wrap-influence-on-position="once-concurrent" style:flow-with-text="false"/>
    </style:style>
    <style:style style:name="Mgr6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ge-start-margin" draw:wrap-influence-on-position="once-concurrent" style:flow-with-text="false"/>
    </style:style>
    <style:style style:name="Mgr7" style:family="graphic">
      <style:graphic-properties svg:stroke-width="0cm" svg:stroke-color="#000000" draw:marker-start-width="0.349cm" draw:marker-end-width="0.349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ge-start-margin" draw:wrap-influence-on-position="once-concurrent" style:flow-with-text="false"/>
    </style:style>
    <style:style style:name="Mgr8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ge-start-margin" draw:wrap-influence-on-position="once-concurrent" style:flow-with-text="false"/>
    </style:style>
    <style:style style:name="Mgr9" style:family="graphic">
      <style:graphic-properties svg:stroke-width="0.049cm" svg:stroke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-start-margin" draw:wrap-influence-on-position="once-concurrent" style:flow-with-text="false"/>
    </style:style>
    <style:style style:name="Mgr10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11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12" style:family="graphic">
      <style:graphic-properties svg:stroke-width="0.049cm" svg:stroke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ge-start-margin" draw:wrap-influence-on-position="once-concurrent" style:flow-with-text="false"/>
    </style:style>
    <style:style style:name="Mgr13" style:family="graphic">
      <style:graphic-properties svg:stroke-width="0.049cm" svg:stroke-color="#000000" draw:marker-start-width="0.349cm" draw:marker-end-width="0.3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ge-start-margin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fo:border-top="none" fo:border-bottom="none" fo:border-left="1.5pt solid #000000" fo:border-right="1.5pt solid #000000" fo:padding-top="0.049cm" fo:padding-bottom="0.049cm" fo:padding-left="0.499cm" fo:padding-right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false"/>
      </style:header-style>
      <style:footer-style>
        <style:header-footer-properties svg:height="1.699cm" fo:margin-left="0cm" fo:margin-right="0.101cm" fo:margin-top="0.1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0.499cm" fo:margin-bottom="0.499cm" fo:margin-left="2cm" fo:margin-right="0.499cm" fo:border-top="none" fo:border-bottom="none" fo:border-left="1.5pt solid #000000" fo:border-right="1.5pt solid #000000" fo:padding-top="0.049cm" fo:padding-bottom="0.049cm" fo:padding-left="0.499cm" fo:padding-right="0.25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false"/>
      </style:header-style>
      <style:footer-style>
        <style:header-footer-properties fo:min-height="4.2cm" fo:margin-left="0cm" fo:margin-right="0cm" fo:margin-top="0.1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able_20_Contents"><draw:line text:anchor-type="paragraph" draw:z-index="41" draw:style-name="Mgr1" draw:text-style-name="MP1" svg:x1="-0.549cm" svg:y1="0.018cm" svg:x2="17.945cm" svg:y2="0.018cm"><text:p/></draw:line></text:p>
      </style:header>
      <style:footer>
        <text:p text:style-name="Footer_20_right"><draw:frame text:anchor-type="paragraph" draw:z-index="77" draw:style-name="Mgr2" draw:text-style-name="MP2" svg:width="1.001cm" svg:height="0.489cm" svg:x="16.947cm" svg:y="0.071cm"><draw:text-box><text:p text:style-name="MP1"><text:span text:style-name="MT1">Лист</text:span></text:p></draw:text-box></draw:frame><draw:line text:anchor-type="paragraph" draw:z-index="75" draw:style-name="Mgr1" draw:text-style-name="MP1" svg:x1="-0.549cm" svg:y1="0.019cm" svg:x2="17.9cm" svg:y2="0.019cm"><text:p/></draw:line><draw:frame text:anchor-type="paragraph" draw:z-index="61" draw:style-name="Mgr3" draw:text-style-name="MP3" svg:width="9.856cm" svg:height="1.045cm" svg:x="6.69cm" svg:y="0.256cm"><draw:text-box><text:p text:style-name="MP1"><text:span text:style-name="MT2">ДП 063137</text:span></text:p></draw:text-box></draw:frame><draw:line text:anchor-type="paragraph" draw:z-index="59" draw:style-name="Mgr4" draw:text-style-name="MP1" svg:x1="19.503cm" svg:y1="0.499cm" svg:x2="20.504cm" svg:y2="0.499cm"><text:p/></draw:line><draw:line text:anchor-type="paragraph" draw:z-index="57" draw:style-name="Mgr5" draw:text-style-name="MP1" svg:x1="19.503cm" svg:y1="0cm" svg:x2="19.503cm" svg:y2="1.499cm"><text:p/></draw:line><draw:line text:anchor-type="paragraph" draw:z-index="55" draw:style-name="Mgr5" draw:text-style-name="MP1" svg:x1="8.5cm" svg:y1="0cm" svg:x2="8.5cm" svg:y2="1.499cm"><text:p/></draw:line><draw:line text:anchor-type="paragraph" draw:z-index="53" draw:style-name="Mgr5" draw:text-style-name="MP1" svg:x1="7.5cm" svg:y1="0cm" svg:x2="7.5cm" svg:y2="1.499cm"><text:p/></draw:line><draw:line text:anchor-type="paragraph" draw:z-index="51" draw:style-name="Mgr6" draw:text-style-name="MP1" svg:x1="6.004cm" svg:y1="0cm" svg:x2="6.004cm" svg:y2="1.499cm"><text:p/></draw:line><draw:line text:anchor-type="paragraph" draw:z-index="49" draw:style-name="Mgr5" draw:text-style-name="MP1" svg:x1="3.702cm" svg:y1="0cm" svg:x2="3.702cm" svg:y2="1.499cm"><text:p/></draw:line><draw:line text:anchor-type="paragraph" draw:z-index="47" draw:style-name="Mgr5" draw:text-style-name="MP1" svg:x1="2.702cm" svg:y1="0cm" svg:x2="2.702cm" svg:y2="1.499cm"><text:p/></draw:line><draw:line text:anchor-type="paragraph" draw:z-index="45" draw:style-name="Mgr7" draw:text-style-name="MP1" svg:x1="2cm" svg:y1="0.499cm" svg:x2="8.5cm" svg:y2="0.499cm"><text:p/></draw:line><draw:line text:anchor-type="paragraph" draw:z-index="43" draw:style-name="Mgr8" draw:text-style-name="MP1" svg:x1="2cm" svg:y1="1cm" svg:x2="8.5cm" svg:y2="1cm"><text:p/></draw:line></text:p>
        <text:p text:style-name="Footer_20_right"><draw:line text:anchor-type="paragraph" draw:z-index="73" draw:style-name="Mgr9" draw:text-style-name="MP1" svg:x1="2cm" svg:y1="29.198cm" svg:x2="20.5cm" svg:y2="29.198cm"><text:p/></draw:line><draw:frame text:anchor-type="paragraph" draw:z-index="63" draw:style-name="Mgr10" draw:text-style-name="MP2" svg:width="0.699cm" svg:height="0.408cm" svg:x="-0.549cm" svg:y="0.261cm"><draw:text-box><text:p text:style-name="MP1"><text:span text:style-name="MT1">Изм</text:span></text:p></draw:text-box></draw:frame><draw:frame text:anchor-type="paragraph" draw:z-index="65" draw:style-name="Mgr11" draw:text-style-name="MP4" svg:width="1.029cm" svg:height="0.5cm" svg:x="0.15cm" svg:y="0.236cm"><draw:text-box><text:p text:style-name="MP1"><text:span text:style-name="MT3">Лист</text:span></text:p></draw:text-box></draw:frame><draw:frame text:anchor-type="paragraph" draw:z-index="67" draw:style-name="Mgr11" draw:text-style-name="MP4" svg:width="2.112cm" svg:height="0.5cm" svg:x="1.24cm" svg:y="0.229cm"><draw:text-box><text:p text:style-name="MP1"><text:span text:style-name="MT3">№ </text:span><text:span text:style-name="MT3">Докум.</text:span></text:p></draw:text-box></draw:frame><draw:frame text:anchor-type="paragraph" draw:z-index="69" draw:style-name="Mgr11" draw:text-style-name="MP4" svg:width="1.502cm" svg:height="0.5cm" svg:x="3.447cm" svg:y="0.25cm"><draw:text-box><text:p text:style-name="MP1"><text:span text:style-name="MT3">Подпись</text:span></text:p></draw:text-box></draw:frame><draw:frame text:anchor-type="paragraph" draw:z-index="71" draw:style-name="Mgr11" draw:text-style-name="MP4" svg:width="1.1cm" svg:height="0.5cm" svg:x="4.902cm" svg:y="0.25cm"><draw:text-box><text:p text:style-name="MP1"><text:span text:style-name="MT3">Дата</text:span></text:p></draw:text-box></draw:frame><text:page-number text:select-page="current">5</text:page-number></text:p>
      </style:footer>
    </style:master-page>
    <style:master-page style:name="Без_20_Рамок" style:display-name="Без Рамок" style:page-layout-name="Mpm2" style:next-style-name="Standard"/>
    <style:master-page style:name="Footnote" style:page-layout-name="Mpm3"/>
    <style:master-page style:name="Endnote" style:page-layout-name="Mpm3"/>
    <style:master-page style:name="HTML" style:page-layout-name="Mpm4"/>
    <style:master-page style:name="First_20_Page" style:display-name="First Page" style:page-layout-name="Mpm5" style:next-style-name="Standard">
      <style:header>
        <text:p text:style-name="Header"><draw:line text:anchor-type="paragraph" draw:z-index="0" draw:style-name="Mgr1" draw:text-style-name="MP1" svg:x1="-0.549cm" svg:y1="0.018cm" svg:x2="17.945cm" svg:y2="0.018cm"><text:p/></draw:line></text:p>
      </style:header>
      <style:footer>
        <text:p text:style-name="Footer"><draw:line text:anchor-type="paragraph" draw:z-index="1" draw:style-name="Mgr1" draw:text-style-name="MP1" svg:x1="-0.547cm" svg:y1="3.976cm" svg:x2="17.949cm" svg:y2="3.976cm"><text:p/></draw:line><draw:line text:anchor-type="paragraph" draw:z-index="2" draw:style-name="Mgr5" draw:text-style-name="MP1" svg:x1="3.702cm" svg:y1="-0.001cm" svg:x2="3.702cm" svg:y2="3.99cm"><text:p/></draw:line><draw:line text:anchor-type="paragraph" draw:z-index="3" draw:style-name="Mgr12" draw:text-style-name="MP1" svg:x1="2cm" svg:y1="0cm" svg:x2="20.5cm" svg:y2="0cm"><text:p/></draw:line><draw:line text:anchor-type="paragraph" draw:z-index="4" draw:style-name="Mgr7" draw:text-style-name="MP1" svg:x1="2cm" svg:y1="0.499cm" svg:x2="8.5cm" svg:y2="0.499cm"><text:p/></draw:line><draw:line text:anchor-type="paragraph" draw:z-index="5" draw:style-name="Mgr13" draw:text-style-name="MP1" svg:x1="2cm" svg:y1="1cm" svg:x2="8.5cm" svg:y2="1cm"><text:p/></draw:line><draw:line text:anchor-type="paragraph" draw:z-index="6" draw:style-name="Mgr13" draw:text-style-name="MP1" svg:x1="2cm" svg:y1="1.499cm" svg:x2="20.5cm" svg:y2="1.499cm"><text:p/></draw:line><draw:line text:anchor-type="paragraph" draw:z-index="7" draw:style-name="Mgr7" draw:text-style-name="MP1" svg:x1="2cm" svg:y1="2cm" svg:x2="8.5cm" svg:y2="2cm"><text:p/></draw:line><draw:line text:anchor-type="paragraph" draw:z-index="8" draw:style-name="Mgr7" draw:text-style-name="MP1" svg:x1="2cm" svg:y1="3cm" svg:x2="8.5cm" svg:y2="3cm"><text:p/></draw:line><draw:line text:anchor-type="paragraph" draw:z-index="9" draw:style-name="Mgr7" draw:text-style-name="MP1" svg:x1="2cm" svg:y1="3.5cm" svg:x2="8.5cm" svg:y2="3.5cm"><text:p/></draw:line><draw:line text:anchor-type="paragraph" draw:z-index="10" draw:style-name="Mgr5" draw:text-style-name="MP1" svg:x1="6.004cm" svg:y1="-0.001cm" svg:x2="6.004cm" svg:y2="3.99cm"><text:p/></draw:line><draw:line text:anchor-type="paragraph" draw:z-index="11" draw:style-name="Mgr5" draw:text-style-name="MP1" svg:x1="7.5cm" svg:y1="-0.001cm" svg:x2="7.5cm" svg:y2="3.99cm"><text:p/></draw:line><draw:line text:anchor-type="paragraph" draw:z-index="12" draw:style-name="Mgr5" draw:text-style-name="MP1" svg:x1="15.499cm" svg:y1="1.499cm" svg:x2="15.499cm" svg:y2="3.999cm"><text:p/></draw:line><draw:line text:anchor-type="paragraph" draw:z-index="13" draw:style-name="Mgr5" draw:text-style-name="MP1" svg:x1="2.702cm" svg:y1="0cm" svg:x2="2.702cm" svg:y2="1.5cm"><text:p/></draw:line><draw:frame text:anchor-type="paragraph" draw:z-index="14" draw:style-name="Mgr11" draw:text-style-name="MP2" svg:width="0.699cm" svg:height="0.5cm" svg:x="-0.55cm" svg:y="1.044cm"><draw:text-box><text:p text:style-name="MP1"><text:span text:style-name="MT1">Изм</text:span></text:p></draw:text-box></draw:frame><draw:frame text:anchor-type="paragraph" draw:z-index="15" draw:style-name="Mgr11" draw:text-style-name="MP4" svg:width="1.029cm" svg:height="0.5cm" svg:x="0.148cm" svg:y="1.044cm"><draw:text-box><text:p text:style-name="MP1"><text:span text:style-name="MT3">Лист</text:span></text:p></draw:text-box></draw:frame><draw:frame text:anchor-type="paragraph" draw:z-index="16" draw:style-name="Mgr11" draw:text-style-name="MP4" svg:width="2.112cm" svg:height="0.5cm" svg:x="1.256cm" svg:y="1.044cm"><draw:text-box><text:p text:style-name="MP1"><text:span text:style-name="MT3">№ </text:span><text:span text:style-name="MT3">Докум.</text:span></text:p></draw:text-box></draw:frame><draw:frame text:anchor-type="paragraph" draw:z-index="17" draw:style-name="Mgr11" draw:text-style-name="MP4" svg:width="1.502cm" svg:height="0.5cm" svg:x="3.448cm" svg:y="1.044cm"><draw:text-box><text:p text:style-name="MP1"><text:span text:style-name="MT3">Подпись</text:span></text:p></draw:text-box></draw:frame><draw:frame text:anchor-type="paragraph" draw:z-index="18" draw:style-name="Mgr11" draw:text-style-name="MP4" svg:width="1.1cm" svg:height="0.5cm" svg:x="4.909cm" svg:y="1.044cm"><draw:text-box><text:p text:style-name="MP1"><text:span text:style-name="MT3">Дата</text:span></text:p></draw:text-box></draw:frame><draw:frame text:anchor-type="paragraph" draw:z-index="19" draw:style-name="Mgr3" draw:text-style-name="MP3" svg:width="9.856cm" svg:height="1.045cm" svg:x="6.69cm" svg:y="0.256cm"><draw:text-box><text:p text:style-name="MP1"><text:span text:style-name="MT2">ДП 063137</text:span></text:p></draw:text-box></draw:frame><draw:line text:anchor-type="paragraph" draw:z-index="20" draw:style-name="Mgr5" draw:text-style-name="MP1" svg:x1="8.5cm" svg:y1="-0.001cm" svg:x2="8.5cm" svg:y2="3.99cm"><text:p/></draw:line><draw:line text:anchor-type="paragraph" draw:z-index="21" draw:style-name="Mgr13" draw:text-style-name="MP1" svg:x1="15.499cm" svg:y1="2.499cm" svg:x2="20.5cm" svg:y2="2.499cm"><text:p/></draw:line><draw:line text:anchor-type="paragraph" draw:z-index="22" draw:style-name="Mgr13" draw:text-style-name="MP1" svg:x1="15.499cm" svg:y1="2cm" svg:x2="20.5cm" svg:y2="2cm"><text:p/></draw:line><draw:line text:anchor-type="paragraph" draw:z-index="23" draw:style-name="Mgr5" draw:text-style-name="MP1" svg:x1="18.501cm" svg:y1="1.499cm" svg:x2="18.501cm" svg:y2="2.499cm"><text:p/></draw:line><draw:line text:anchor-type="paragraph" draw:z-index="24" draw:style-name="Mgr5" draw:text-style-name="MP1" svg:x1="17cm" svg:y1="1.499cm" svg:x2="17cm" svg:y2="2.499cm"><text:p/></draw:line><draw:line text:anchor-type="paragraph" draw:z-index="25" draw:style-name="Mgr5" draw:text-style-name="MP1" svg:x1="16cm" svg:y1="2cm" svg:x2="16cm" svg:y2="2.499cm"><text:p/></draw:line><draw:line text:anchor-type="paragraph" draw:z-index="26" draw:style-name="Mgr5" draw:text-style-name="MP1" svg:x1="16.499cm" svg:y1="2cm" svg:x2="16.499cm" svg:y2="2.499cm"><text:p/></draw:line><draw:line text:anchor-type="paragraph" draw:z-index="27" draw:style-name="Mgr7" draw:text-style-name="MP1" svg:x1="2cm" svg:y1="2.499cm" svg:x2="8.5cm" svg:y2="2.499cm"><text:p/></draw:line><draw:frame text:anchor-type="paragraph" draw:z-index="28" draw:style-name="Mgr11" draw:text-style-name="MP6" svg:width="1.465cm" svg:height="0.5cm" svg:x="-0.406cm" svg:y="1.543cm"><draw:text-box><text:p text:style-name="MP5"><text:span text:style-name="MT3">Разраб.</text:span></text:p></draw:text-box></draw:frame><draw:frame text:anchor-type="paragraph" draw:z-index="29" draw:style-name="Mgr11" draw:text-style-name="MP6" svg:width="1.465cm" svg:height="0.5cm" svg:x="-0.406cm" svg:y="2.043cm"><draw:text-box><text:p text:style-name="MP5"><text:span text:style-name="MT3">Пров.</text:span></text:p></draw:text-box></draw:frame><draw:frame text:anchor-type="paragraph" draw:z-index="30" draw:style-name="Mgr11" draw:text-style-name="MP6" svg:width="1.465cm" svg:height="0.5cm" svg:x="-0.406cm" svg:y="3.043cm"><draw:text-box><text:p text:style-name="MP5"><text:span text:style-name="MT3">Н.Контр.</text:span></text:p></draw:text-box></draw:frame><draw:frame text:anchor-type="paragraph" draw:z-index="31" draw:style-name="Mgr11" draw:text-style-name="MP6" svg:width="1.465cm" svg:height="0.5cm" svg:x="-0.406cm" svg:y="3.477cm"><draw:text-box><text:p text:style-name="MP5"><text:span text:style-name="MT3">Утв.</text:span></text:p></draw:text-box></draw:frame><draw:frame text:anchor-type="paragraph" draw:z-index="32" draw:style-name="Mgr11" draw:text-style-name="MP6" svg:width="1.465cm" svg:height="0.5cm" svg:x="-0.406cm" svg:y="2.544cm"><draw:text-box><text:p text:style-name="MP5"><text:span text:style-name="MT3">Реценз.</text:span></text:p></draw:text-box></draw:frame><draw:frame text:anchor-type="paragraph" draw:z-index="33" draw:style-name="Mgr11" draw:text-style-name="MP6" svg:width="0.847cm" svg:height="0.5cm" svg:x="13.326cm" svg:y="1.558cm"><draw:text-box><text:p text:style-name="MP5"><text:span text:style-name="MT3">Лит.</text:span></text:p></draw:text-box></draw:frame><draw:frame text:anchor-type="paragraph" draw:z-index="34" draw:style-name="Mgr11" draw:text-style-name="MP6" svg:width="0.412cm" svg:height="0.5cm" svg:x="13.536cm" svg:y="2.057cm"><draw:text-box><text:p text:style-name="MP5"><text:span text:style-name="MT3">У</text:span></text:p></draw:text-box></draw:frame><draw:frame text:anchor-type="paragraph" draw:z-index="35" draw:style-name="Mgr11" draw:text-style-name="MP6" svg:width="1.068cm" svg:height="0.5cm" svg:x="14.739cm" svg:y="1.57cm"><draw:text-box><text:p text:style-name="MP5"><text:span text:style-name="MT3">Лист.</text:span></text:p></draw:text-box></draw:frame><draw:frame text:anchor-type="paragraph" draw:z-index="36" draw:style-name="Mgr11" draw:text-style-name="MP6" svg:width="0.412cm" svg:height="0.5cm" svg:x="15.076cm" svg:y="2.069cm"><draw:text-box><text:p text:style-name="MP5"><text:span text:style-name="MT3">3</text:span></text:p></draw:text-box></draw:frame><draw:frame text:anchor-type="paragraph" draw:z-index="37" draw:style-name="Mgr11" draw:text-style-name="MP6" svg:width="1.392cm" svg:height="0.5cm" svg:x="16.316cm" svg:y="1.542cm"><draw:text-box><text:p text:style-name="MP5"><text:span text:style-name="MT3">Листов.</text:span></text:p></draw:text-box></draw:frame><draw:frame text:anchor-type="paragraph" draw:z-index="38" draw:style-name="Mgr11" draw:text-style-name="MP7" svg:width="4.201cm" svg:height="0.895cm" svg:x="13.37cm" svg:y="2.752cm"><draw:text-box><text:p text:style-name="MP1"><text:span text:style-name="MT4">ИГТА, каф. системного анализа, гр.6м6</text:span></text:p></draw:text-box></draw:frame><draw:frame text:anchor-type="paragraph" draw:z-index="39" draw:style-name="Mgr11" draw:text-style-name="MP4" svg:width="2.112cm" svg:height="0.5cm" svg:x="1.277cm" svg:y="3.5cm"><draw:text-box><text:p text:style-name="MP1"><text:span text:style-name="MT3">Калинин Е.Н.</text:span></text:p></draw:text-box></draw:frame></text:p>
      </style:footer>
    </style:master-page>
    <style:master-page style:name="Безымянный1" style:page-layout-name="Mpm6" style:next-style-name="Безымянный2">
      <style:header>
        <text:p text:style-name="Header"/>
      </style:header>
    </style:master-page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Безымянный2" style:page-layout-name="Mpm9" style:next-style-name="Firs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1-29T21:15:19.17</meta:creation-date>
    <dc:date>2012-02-09T22:50:23</dc:date>
    <meta:editing-duration>P2DT18H18M6S</meta:editing-duration>
    <meta:editing-cycles>282</meta:editing-cycles>
    <meta:generator>LibreOffice/3.4$Linux LibreOffice_project/340m1$Build-402</meta:generator>
    <meta:print-date>2012-02-07T23:10:00.98</meta:print-date>
    <dc:creator>JSK </dc:creator>
    <meta:document-statistic meta:table-count="0" meta:image-count="0" meta:object-count="0" meta:page-count="5" meta:paragraph-count="40" meta:word-count="230" meta:character-count="2058" meta:non-whitespace-character-count="1865"/>
    <meta:user-defined meta:name="Поле 1"/>
    <meta:user-defined meta:name="Поле 2"/>
    <meta:user-defined meta:name="Поле 3"/>
    <meta:user-defined meta:name="Поле 4"/>
  </office:meta>
</office:document-meta>
</file>